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833f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urry Indien à la Patate Douce &amp; Épinards</text:h>
      <text:h text:style-name="Heading_20_4" text:outline-level="4">Veggie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30-40 min</text:p>
        </text:list-item>
        <text:list-item>
          <text:p text:style-name="P2"><text:span text:style-name="Strong_20_Emphasis">À table dans</text:span>: 30-4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Casserole avec couvercle</text:p>
        </text:list-item>
        <text:list-item>
          <text:p text:style-name="P5">Éplucheur</text:p>
        </text:list-item>
        <text:list-item>
          <text:p text:style-name="P5">Passoire</text:p>
        </text:list-item>
        <text:list-item>
          <text:p text:style-name="P5">Poêle</text:p>
        </text:list-item>
        <text:list-item>
          <text:p text:style-name="P4">Wok ou sauteuse avec couverc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Riz</text:span> : 75 g</text:p>
        </text:list-item>
        <text:list-item>
          <text:p text:style-name="P8"><text:span text:style-name="Strong_20_Emphasis">Oignon</text:span> : 1 pièce</text:p>
        </text:list-item>
        <text:list-item>
          <text:p text:style-name="P8"><text:span text:style-name="Strong_20_Emphasis">Gousse d'ail</text:span> : 2 pièces</text:p>
        </text:list-item>
        <text:list-item>
          <text:p text:style-name="P8"><text:span text:style-name="Strong_20_Emphasis">Piment</text:span> : 1/2 pièce (selon votre goût)</text:p>
        </text:list-item>
        <text:list-item>
          <text:p text:style-name="P8"><text:span text:style-name="Strong_20_Emphasis">Carotte</text:span> : 1 pièce</text:p>
        </text:list-item>
        <text:list-item>
          <text:p text:style-name="P8"><text:span text:style-name="Strong_20_Emphasis">Patate douce</text:span> : 1 pièce</text:p>
        </text:list-item>
        <text:list-item>
          <text:p text:style-name="P8"><text:span text:style-name="Strong_20_Emphasis">Lait de coco</text:span> : 1 paquet</text:p>
        </text:list-item>
        <text:list-item>
          <text:p text:style-name="P8"><text:span text:style-name="Strong_20_Emphasis">Curry jaune</text:span> : 1/2 sachet</text:p>
        </text:list-item>
        <text:list-item>
          <text:p text:style-name="P8"><text:span text:style-name="Strong_20_Emphasis">Coriandre</text:span> : 1/2 botte</text:p>
        </text:list-item>
        <text:list-item>
          <text:p text:style-name="P8"><text:span text:style-name="Strong_20_Emphasis">Épinards</text:span> : 1 sachet</text:p>
        </text:list-item>
        <text:list-item>
          <text:p text:style-name="P7"><text:span text:style-name="Strong_20_Emphasis">Yaourt à la grecque</text:span> : 1 pot</text:p>
        </text:list-item>
      </text:list>
      <text:h text:style-name="Heading_20_4" text:outline-level="4">À ajouter vous-même :</text:h>
      <text:list text:style-name="L5">
        <text:list-item>
          <text:p text:style-name="P10"><text:span text:style-name="Strong_20_Emphasis">Huile de tournesol</text:span> : 1 cs</text:p>
        </text:list-item>
        <text:list-item>
          <text:p text:style-name="P10"><text:span text:style-name="Strong_20_Emphasis">Beurre</text:span> : 1/2 cs</text:p>
        </text:list-item>
        <text:list-item>
          <text:p text:style-name="P10"><text:span text:style-name="Strong_20_Emphasis">Œuf</text:span> : 2 pièces</text:p>
        </text:list-item>
        <text:list-item>
          <text:p text:style-name="P10"><text:span text:style-name="Strong_20_Emphasis">Cube de bouillon de légumes</text:span> : 1/2 pièce</text:p>
        </text:list-item>
        <text:list-item>
          <text:p text:style-name="P9"><text:span text:style-name="Strong_20_Emphasis">Poivre et sel</text:span> : selon votre goût</text:p>
        </text:list-item>
      </text:list>
      <text:p text:style-name="Horizontal_20_Line"/>
      <text:h text:style-name="Heading_20_3" text:outline-level="3"><text:soft-page-break/>Préparation :</text:h>
      <text:h text:style-name="Heading_20_4" text:outline-level="4">Étape 1 : Cuire le riz</text:h>
      <text:list text:style-name="L6">
        <text:list-item>
          <text:p text:style-name="P12"><text:span text:style-name="Strong_20_Emphasis">Portez</text:span> une casserole d'eau à ébullition et faites-y cuire le riz pendant 12-14 min, ou jusqu'à ce qu'il soit tendre.</text:p>
        </text:list-item>
        <text:list-item>
          <text:p text:style-name="P11"><text:span text:style-name="Strong_20_Emphasis">Égouttez</text:span> le riz et réservez-le à couvert.</text:p>
        </text:list-item>
      </text:list>
      <text:h text:style-name="Heading_20_4" text:outline-level="4">Étape 2 : Préparer les ingrédients</text:h>
      <text:list text:style-name="L7">
        <text:list-item>
          <text:p text:style-name="P14"><text:span text:style-name="Strong_20_Emphasis">Ciselez</text:span> l'oignon et l'ail.</text:p>
        </text:list-item>
        <text:list-item>
          <text:p text:style-name="P14"><text:span text:style-name="Strong_20_Emphasis">Épépinez</text:span> et ciselez le piment (dosez-le selon votre goût, ça pique!).</text:p>
        </text:list-item>
        <text:list-item>
          <text:p text:style-name="P14"><text:span text:style-name="Strong_20_Emphasis">Épluchez</text:span> et coupez la carotte en fines rondelles de 5 mm.</text:p>
        </text:list-item>
        <text:list-item>
          <text:p text:style-name="P14"><text:span text:style-name="Strong_20_Emphasis">Épluchez</text:span> la patate douce et coupez-la en dés de 1 cm.</text:p>
        </text:list-item>
        <text:list-item>
          <text:p text:style-name="P13"><text:span text:style-name="Strong_20_Emphasis">Secouez</text:span> le paquet de lait de coco pour homogénéiser son contenu.</text:p>
        </text:list-item>
      </text:list>
      <text:h text:style-name="Heading_20_4" text:outline-level="4">Étape 3 : Cuire les légumes</text:h>
      <text:list text:style-name="L8">
        <text:list-item>
          <text:p text:style-name="P16"><text:span text:style-name="Strong_20_Emphasis">Faites chauffer</text:span> un filet d'huile de tournesol dans un wok ou une sauteuse à feu moyen et faites-y revenir l'oignon, l'ail et le piment pendant 2 min.</text:p>
        </text:list-item>
        <text:list-item>
          <text:p text:style-name="P16"><text:span text:style-name="Strong_20_Emphasis">Ajoutez</text:span> la carotte et 1/2 sachet de curry par personne. Faites cuire 3-5 min de plus.</text:p>
        </text:list-item>
        <text:list-item>
          <text:p text:style-name="P15"><text:span text:style-name="Strong_20_Emphasis">Ajoutez</text:span> 1 cs d'eau par personne, salez et poivrez.</text:p>
        </text:list-item>
      </text:list>
      <text:h text:style-name="Heading_20_4" text:outline-level="4">Étape 4 : Mijoter</text:h>
      <text:list text:style-name="L9">
        <text:list-item>
          <text:p text:style-name="P18"><text:span text:style-name="Strong_20_Emphasis">Ajoutez</text:span> la patate douce et le lait de coco au wok.</text:p>
        </text:list-item>
        <text:list-item>
          <text:p text:style-name="P18"><text:span text:style-name="Strong_20_Emphasis">Émiettez</text:span> le cube de bouillon par-dessus. Portez à ébullition, puis laissez mijoter pendant 10-15 min à couvert et à feu moyen-doux, ou jusqu'à ce que la pointe d'un couteau y rentre facilement.</text:p>
        </text:list-item>
        <text:list-item>
          <text:p text:style-name="P17">Pendant ce temps, <text:span text:style-name="Strong_20_Emphasis">effeuillez</text:span> la coriandre et ciselez-la ou gardez les feuilles entières selon votre préférence.</text:p>
        </text:list-item>
      </text:list>
      <text:h text:style-name="Heading_20_4" text:outline-level="4">Étape 5 : Cuire les œufs</text:h>
      <text:list text:style-name="L10">
        <text:list-item>
          <text:p text:style-name="P19">Lorsque les légumes sont presque cuits, <text:span text:style-name="Strong_20_Emphasis">faites fondre</text:span> une noix de beurre dans une poêle. Faites-y cuire un œuf au plat par personne pendant 2 min. Salez et poivrez.</text:p>
        </text:list-item>
      </text:list>
      <text:h text:style-name="Heading_20_4" text:outline-level="4">Étape 6 : Ajouter les épinards</text:h>
      <text:list text:style-name="L11">
        <text:list-item>
          <text:p text:style-name="P20"><text:span text:style-name="Strong_20_Emphasis">Lavez</text:span> bien les épinards, puis déchirez-les au-dessus du curry dans le wok et laissez-les réduire. Si besoin, faites-le en plusieurs fois.</text:p>
        </text:list-item>
      </text:list>
      <text:h text:style-name="Heading_20_4" text:outline-level="4">Étape 7 : Servir</text:h>
      <text:list text:style-name="L12">
        <text:list-item>
          <text:p text:style-name="P22"><text:span text:style-name="Strong_20_Emphasis">Servez</text:span> le riz dans des assiettes creuses, puis disposez le curry et l'œuf par-dessus.</text:p>
        </text:list-item>
        <text:list-item>
          <text:p text:style-name="P21"><text:span text:style-name="Strong_20_Emphasis">Garnissez</text:span> avec le yaourt et la coriandre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0:27:26.125723728</dc:date>
    <meta:editing-duration>PT2H3M2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58" meta:word-count="505" meta:character-count="2631" meta:non-whitespace-character-count="2225"/>
  </office:meta>
</office:document-meta>
</file>